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2.938cm" style:type="center"/>
          <style:tab-stop style:position="25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25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938cm" style:type="center"/>
          <style:tab-stop style:position="25.69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11-12T14:18:42.61</dc:date>
    <dc:creator>Luc Saffre</dc:creator>
    <meta:editing-duration>PT11M4S</meta:editing-duration>
    <meta:editing-cycles>6</meta:editing-cycles>
    <meta:generator>LibreOffice/3.4$Win32 LibreOffice_project/340m1$Build-402</meta:generator>
    <meta:document-statistic meta:table-count="0" meta:image-count="0" meta:object-count="0" meta:page-count="1" meta:paragraph-count="2" meta:word-count="6" meta:character-count="25" meta:non-whitespace-character-count="20"/>
  </office:meta>
</office:document-meta>
</file>